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71" style:family="table">
      <style:table-properties style:width="16.161cm" fo:margin-left="0.43cm" fo:margin-right="0.409cm" table:align="margins" style:writing-mode="lr-tb"/>
    </style:style>
    <style:style style:name="Table71.A" style:family="table-column">
      <style:table-column-properties style:column-width="9.551cm" style:rel-column-width="38735*"/>
    </style:style>
    <style:style style:name="Table71.B" style:family="table-column">
      <style:table-column-properties style:column-width="6.609cm" style:rel-column-width="26800*"/>
    </style:style>
    <style:style style:name="Table71.1" style:family="table-row">
      <style:table-row-properties style:min-row-height="0.714cm" fo:keep-together="auto"/>
    </style:style>
    <style:style style:name="Table7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1.2" style:family="table-row">
      <style:table-row-properties fo:keep-together="auto"/>
    </style:style>
    <style:style style:name="Table71.3" style:family="table-row">
      <style:table-row-properties fo:keep-together="auto"/>
    </style:style>
    <style:style style:name="Table71.4" style:family="table-row">
      <style:table-row-properties fo:keep-together="auto"/>
    </style:style>
    <style:style style:name="Table71.5" style:family="table-row">
      <style:table-row-properties fo:keep-together="auto"/>
    </style:style>
    <style:style style:name="Table72" style:family="table">
      <style:table-properties style:width="16.161cm" fo:margin-left="0.39cm" fo:margin-right="0.45cm" table:align="margins" style:writing-mode="lr-tb"/>
    </style:style>
    <style:style style:name="Table72.A" style:family="table-column">
      <style:table-column-properties style:column-width="6.983cm" style:rel-column-width="28319*"/>
    </style:style>
    <style:style style:name="Table72.B" style:family="table-column">
      <style:table-column-properties style:column-width="9.178cm" style:rel-column-width="37216*"/>
    </style:style>
    <style:style style:name="Table72.1" style:family="table-row">
      <style:table-row-properties style:min-row-height="0.591cm" fo:keep-together="auto"/>
    </style:style>
    <style:style style:name="Table7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2.3" style:family="table-row">
      <style:table-row-properties fo:keep-together="auto"/>
    </style:style>
    <style:style style:name="Table72.4" style:family="table-row">
      <style:table-row-properties fo:keep-together="auto"/>
    </style:style>
    <style:style style:name="Table7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2.5" style:family="table-row">
      <style:table-row-properties fo:keep-together="auto"/>
    </style:style>
    <style:style style:name="Table72.6" style:family="table-row">
      <style:table-row-properties fo:keep-together="auto"/>
    </style:style>
    <style:style style:name="Table72.7" style:family="table-row">
      <style:table-row-properties fo:keep-together="auto"/>
    </style:style>
    <style:style style:name="Table72.8" style:family="table-row">
      <style:table-row-properties fo:keep-together="auto"/>
    </style:style>
    <style:style style:name="Table72.9" style:family="table-row">
      <style:table-row-properties fo:keep-together="auto"/>
    </style:style>
    <style:style style:name="Table72.10" style:family="table-row">
      <style:table-row-properties fo:keep-together="auto"/>
    </style:style>
    <style:style style:name="Table72.11" style:family="table-row">
      <style:table-row-properties fo:keep-together="auto"/>
    </style:style>
    <style:style style:name="Table73" style:family="table">
      <style:table-properties style:width="16.157cm" fo:margin-left="0.407cm" fo:margin-right="0.436cm" table:align="margins" style:writing-mode="lr-tb"/>
    </style:style>
    <style:style style:name="Table73.A" style:family="table-column">
      <style:table-column-properties style:column-width="16.157cm" style:rel-column-width="65535*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4" style:family="table">
      <style:table-properties style:width="16.161cm" fo:margin-left="0.39cm" fo:margin-right="0.45cm" table:align="margins" style:writing-mode="lr-tb"/>
    </style:style>
    <style:style style:name="Table74.A" style:family="table-column">
      <style:table-column-properties style:column-width="16.161cm" style:rel-column-width="65535*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5" style:family="table">
      <style:table-properties style:width="16.157cm" fo:margin-left="0.407cm" fo:margin-right="0.436cm" table:align="margins" style:writing-mode="lr-tb"/>
    </style:style>
    <style:style style:name="Table75.A" style:family="table-column">
      <style:table-column-properties style:column-width="16.157cm" style:rel-column-width="65535*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5.2" style:family="table-row">
      <style:table-row-properties style:min-row-height="0.288cm" fo:keep-together="auto"/>
    </style:style>
    <style:style style:name="Table7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size="12pt"/>
    </style:style>
    <style:style style:name="P3" style:family="paragraph" style:parent-style-name="Standard">
      <style:text-properties fo:color="#000000" style:font-name="arial" fo:font-size="12pt" fo:font-weight="bold" style:font-weight-asian="bold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weight-asian="bold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6" style:family="paragraph" style:parent-style-name="Standard">
      <style:paragraph-properties style:snap-to-layout-grid="false"/>
      <style:text-properties fo:color="#000000" style:font-name="arial" fo:font-size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fo:font-weight="normal" fo:background-color="transparent" style:font-weight-asian="normal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background-color="#ffff00"/>
    </style:style>
    <style:style style:name="P9" style:family="paragraph" style:parent-style-name="Standard">
      <style:paragraph-properties style:snap-to-layout-grid="false"/>
      <style:text-properties fo:color="#000000" style:font-name="arial" fo:font-size="12pt" fo:background-color="transparen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/>
    </style:style>
    <style:style style:name="P11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size-asian="10.5pt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/>
    </style:style>
    <style:style style:name="P13" style:family="paragraph" style:parent-style-name="UC_5f_NormalAzul">
      <style:paragraph-properties style:snap-to-layout-grid="false"/>
      <style:text-properties fo:color="#000000" style:font-name="arial" fo:font-size="12pt" fo:font-weight="bold" style:font-weight-asian="bold"/>
    </style:style>
    <style:style style:name="P14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7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fo:background-color="transparent" style:font-weight-asian="normal" style:font-weight-complex="normal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dificar Tipo de Atributo</text:p>
      <table:table table:name="Table71" table:style-name="Table71">
        <table:table-column table:style-name="Table71.A"/>
        <table:table-column table:style-name="Table71.B"/>
        <table:table-row table:style-name="Table71.1">
          <table:table-cell table:style-name="Table71.A1" office:value-type="string">
            <text:p text:style-name="P4">Nombre del Caso de Uso:<text:span text:style-name="T4"> Modificar Tipo de Atributo.</text:span></text:p>
          </table:table-cell>
          <table:table-cell table:style-name="Table71.B1" office:value-type="string">
            <text:p text:style-name="P6"><text:span text:style-name="T7">Nro. de Caso de Uso:</text:span> CU 43</text:p>
          </table:table-cell>
        </table:table-row>
        <table:table-row table:style-name="Table71.2">
          <table:table-cell table:style-name="Table71.B1" table:number-columns-spanned="2" office:value-type="string">
            <text:p text:style-name="P6"><text:span text:style-name="T7">Actor Principal:</text:span> Administrador.</text:p>
          </table:table-cell>
          <table:covered-table-cell/>
        </table:table-row>
        <table:table-row table:style-name="Table71.3">
          <table:table-cell table:style-name="Table71.B1" table:number-columns-spanned="2" office:value-type="string">
            <text:p text:style-name="P6"><text:span text:style-name="T7">Objetivo:</text:span> Modificar un Tipo de Atributo para un proyecto.</text:p>
          </table:table-cell>
          <table:covered-table-cell/>
        </table:table-row>
        <table:table-row table:style-name="Table71.4">
          <table:table-cell table:style-name="Table71.B1" table:number-columns-spanned="2" office:value-type="string">
            <text:p text:style-name="P4">Pre-Condiciones:</text:p>
            <text:p text:style-name="P7">1 – El Administrador debe estar registrado en el sistema.</text:p>
            <text:p text:style-name="P7">2 – El Administrador debe haber iniciado sesión en el sistema.</text:p>
            <text:p text:style-name="P7">3 – El Administrador tiene permiso de acceso al proyecto.</text:p>
            <text:p text:style-name="P7">4 – El Administrador posee el rol correspondiente en el proyecto.</text:p>
            <text:p text:style-name="P7">5 – El proyecto debe haber iniciado.</text:p>
            <text:p text:style-name="P7">6 – El Tipo de Atributo debe Existir.</text:p>
          </table:table-cell>
          <table:covered-table-cell/>
        </table:table-row>
        <table:table-row table:style-name="Table71.5">
          <table:table-cell table:style-name="Table71.B1" table:number-columns-spanned="2" office:value-type="string">
            <text:p text:style-name="P6"><text:span text:style-name="T7">Post-Condiciones:</text:span> </text:p>
            <text:p text:style-name="P6">1<text:span text:style-name="T6"> – </text:span>Se modifica un Tipo de Atributo en un proyecto.</text:p>
          </table:table-cell>
          <table:covered-table-cell/>
        </table:table-row>
      </table:table>
      <text:p text:style-name="P3"/>
      <text:p text:style-name="P5">Diagramas de casos de uso relacionados: <text:s/><text:span text:style-name="T5">Diagrama de Caso de Uso del Módulo de Administración del Sistema.</text:span></text:p>
      <text:p text:style-name="P3"/>
      <table:table table:name="Table72" table:style-name="Table72">
        <table:table-column table:style-name="Table72.A"/>
        <table:table-column table:style-name="Table72.B"/>
        <table:table-row table:style-name="Table72.1">
          <table:table-cell table:style-name="Table72.A1" table:number-columns-spanned="2" office:value-type="string">
            <text:p text:style-name="P13">CURSO NORMAL (Camino Exitoso)</text:p>
            <text:p text:style-name="P13"><text:s/></text:p>
          </table:table-cell>
          <table:covered-table-cell/>
        </table:table-row>
        <table:table-row table:style-name="Table72.1">
          <table:table-cell table:style-name="Table72.A2" office:value-type="string">
            <text:p text:style-name="P4">Usuario</text:p>
          </table:table-cell>
          <table:table-cell table:style-name="Table72.A1" office:value-type="string">
            <text:p text:style-name="P4">Sistema</text:p>
          </table:table-cell>
        </table:table-row>
        <table:table-row table:style-name="Table72.3">
          <table:table-cell table:style-name="Table72.A2" office:value-type="string">
            <text:p text:style-name="P6">1<text:span text:style-name="T6"> – </text:span>Selecciona el menú <text:span text:style-name="T6">“</text:span><text:span text:style-name="T2">Administrar Tipo de Atributos”.</text:span></text:p>
          </table:table-cell>
          <table:table-cell table:style-name="Table72.A1" office:value-type="string">
            <text:p text:style-name="P12">2<text:span text:style-name="T6"> – </text:span>Despliega el menú correspondiente a opciones sobre Tipos de Atributos.</text:p>
          </table:table-cell>
        </table:table-row>
        <table:table-row table:style-name="Table72.4">
          <table:table-cell table:style-name="Table72.A4" office:value-type="string">
            <text:p text:style-name="P6"/>
          </table:table-cell>
          <table:table-cell table:style-name="Table72.B4" office:value-type="string">
            <text:p text:style-name="P12"><text:span text:style-name="T6">3 – </text:span>Verifica si el proyecto está activo.</text:p>
          </table:table-cell>
        </table:table-row>
        <table:table-row table:style-name="Table72.5">
          <table:table-cell table:style-name="Table72.A4" office:value-type="string">
            <text:p text:style-name="P8"/>
          </table:table-cell>
          <table:table-cell table:style-name="Table72.B4" office:value-type="string">
            <text:p text:style-name="P12"><text:span text:style-name="T6">4 – </text:span>Despliega todos los Tipos de Atributos existentes y que tenga permiso de modificación, es decir, los que no tengan ningún ítem asociado.</text:p>
          </table:table-cell>
        </table:table-row>
        <table:table-row table:style-name="Table72.6">
          <table:table-cell table:style-name="Table72.A4" office:value-type="string">
            <text:p text:style-name="P9"><text:span text:style-name="T6">5 – Selecciona</text:span> un Tipo de Atributo.</text:p>
          </table:table-cell>
          <table:table-cell table:style-name="Table72.B4" office:value-type="string">
            <text:p text:style-name="P12"><text:span text:style-name="T6">6 – </text:span>Muestra y habilita los campos del Tipo de Atributos.</text:p>
          </table:table-cell>
        </table:table-row>
        <table:table-row table:style-name="Table72.7">
          <table:table-cell table:style-name="Table72.A4" office:value-type="string">
            <text:p text:style-name="P9"><text:span text:style-name="T6">7 – </text:span>Modifica el nombre y/o la descripción.</text:p>
          </table:table-cell>
          <table:table-cell table:style-name="Table72.B4" office:value-type="string">
            <text:p text:style-name="P12"/>
          </table:table-cell>
        </table:table-row>
        <table:table-row table:style-name="Table72.8">
          <table:table-cell table:style-name="Table72.A4" office:value-type="string">
            <text:p text:style-name="P6"><text:span text:style-name="T6">8 – </text:span>Modifica los datos para los atributos específicos del Tipo de Atributos.</text:p>
          </table:table-cell>
          <table:table-cell table:style-name="Table72.B4" office:value-type="string">
            <text:p text:style-name="P12"/>
          </table:table-cell>
        </table:table-row>
        <table:table-row table:style-name="Table72.9">
          <table:table-cell table:style-name="Table72.A4" office:value-type="string">
            <text:p text:style-name="P6"><text:span text:style-name="T6">9 – </text:span>Selecciona <text:span text:style-name="T6">“Guardar”.</text:span></text:p>
          </table:table-cell>
          <table:table-cell table:style-name="Table72.B4" office:value-type="string">
            <text:p text:style-name="P12">10<text:span text:style-name="T6"> – </text:span>El sistema verifica que los datos ingresados sean correctos.</text:p>
          </table:table-cell>
        </table:table-row>
        <table:table-row table:style-name="Table72.10">
          <table:table-cell table:style-name="Table72.A4" office:value-type="string">
            <text:p text:style-name="P6"/>
          </table:table-cell>
          <table:table-cell table:style-name="Table72.B4" office:value-type="string">
            <text:p text:style-name="P12">11<text:span text:style-name="T6"> – </text:span>Verifica que el nombre de los Tipos de Atributos sea único.</text:p>
          </table:table-cell>
        </table:table-row>
        <table:table-row table:style-name="Table72.11">
          <table:table-cell table:style-name="Table72.A4" office:value-type="string">
            <text:p text:style-name="P6"/>
          </table:table-cell>
          <table:table-cell table:style-name="Table72.B4" office:value-type="string">
            <text:p text:style-name="P12">12<text:span text:style-name="T6">– </text:span>Guarda la fecha de modificación del Tipo de Atributo.</text:p>
          </table:table-cell>
        </table:table-row>
      </table:table>
      <text:p text:style-name="P10"/>
      <table:table table:name="Table73" table:style-name="Table73">
        <table:table-column table:style-name="Table73.A"/>
        <table:table-row table:style-name="Table73.1">
          <table:table-cell table:style-name="Table73.A1" office:value-type="string">
            <text:p text:style-name="P4">ALTERNATIVAS (Camino exitoso)</text:p>
          </table:table-cell>
        </table:table-row>
        <table:table-row table:style-name="Table73.1">
          <table:table-cell table:style-name="Table73.A1" office:value-type="string">
            <text:list xml:id="list21312704731" text:style-name="WW8Num8">
              <text:list-header>
                <text:p text:style-name="P14">A1. Cancelar.</text:p>
                <text:p text:style-name="P15">Luego del paso 5 y antes del paso 9 el usuario podrá cancelar el proceso de creación del Tipo de Atributo.</text:p>
                <text:p text:style-name="P15"/>
              </text:list-header>
            </text:list>
          </table:table-cell>
        </table:table-row>
      </table:table>
      <text:p text:style-name="P2"/>
      <table:table table:name="Table74" table:style-name="Table74">
        <table:table-column table:style-name="Table74.A"/>
        <text:soft-page-break/>
        <table:table-row table:style-name="Table74.1">
          <table:table-cell table:style-name="Table74.A1" office:value-type="string">
            <text:p text:style-name="P4">EXCEPCIONES</text:p>
          </table:table-cell>
        </table:table-row>
        <table:table-row table:style-name="Table74.1">
          <table:table-cell table:style-name="Table74.A1" office:value-type="string">
            <text:list xml:id="list1208831125" text:continue-numbering="true" text:style-name="WW8Num8">
              <text:list-header>
                <text:p text:style-name="P15"/>
                <text:p text:style-name="P14">E1. Campos no válidos.</text:p>
                <text:p text:style-name="P16"><text:span text:style-name="T9">E1.1 </text:span>El sistema detecta que el usuario no ingreso todos los datos requeridos.</text:p>
                <text:p text:style-name="P16"><text:span text:style-name="T9">E1.2 </text:span>El sistema detectara si los datos ingresados son incorrectos.</text:p>
                <text:p text:style-name="P16"><text:span text:style-name="T9">E1.3 </text:span>El sistema no encuentra ningún Tipo de Atributo creado.</text:p>
                <text:p text:style-name="P16"><text:span text:style-name="T9">E1.4 </text:span>El sistema detecta que ya existe otro ítem con el mismo nombre.</text:p>
                <text:p text:style-name="P16"/>
                <text:p text:style-name="P14">E2. Servidor Web no disponible.</text:p>
                <text:p text:style-name="P17"><text:span text:style-name="T8">E2.1</text:span> Falla de comunicación con el servidor Web o la base de datos.</text:p>
                <text:p text:style-name="P17"/>
              </text:list-header>
            </text:list>
          </table:table-cell>
        </table:table-row>
      </table:table>
      <text:p text:style-name="P2"/>
      <table:table table:name="Table75" table:style-name="Table75">
        <table:table-column table:style-name="Table75.A"/>
        <table:table-row table:style-name="Table75.1">
          <table:table-cell table:style-name="Table75.A1" office:value-type="string">
            <text:p text:style-name="P6">Asociaciones de Extensión: <text:s/></text:p>
          </table:table-cell>
        </table:table-row>
        <table:table-row table:style-name="Table75.2">
          <table:table-cell table:style-name="Table75.A1" office:value-type="string">
            <text:p text:style-name="P6">Asociaciones de Inclusión:</text:p>
          </table:table-cell>
        </table:table-row>
        <table:table-row table:style-name="Table75.1">
          <table:table-cell table:style-name="Table75.A1" office:value-type="string">
            <text:p text:style-name="P6">Casos de Uso donde se incluye: Consultar Tipo de Atributo.</text:p>
          </table:table-cell>
        </table:table-row>
        <table:table-row table:style-name="Table75.1">
          <table:table-cell table:style-name="Table75.A1" office:value-type="string">
            <text:p text:style-name="P6">Casos de Uso al que extiende: Administrar Tipos de Atributo.</text:p>
          </table:table-cell>
        </table:table-row>
        <table:table-row table:style-name="Table75.1">
          <table:table-cell table:style-name="Table75.A1" office:value-type="string">
            <text:p text:style-name="P6">Caso de Uso de Generalización:</text:p>
          </table:table-cell>
        </table:table-row>
        <table:table-row table:style-name="Table75.1">
          <table:table-cell table:style-name="Table75.A6" office:value-type="string">
            <text:p text:style-name="P6">Requerimientos Funcionales Asociados: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9:04:37</meta:creation-date>
    <dc:date>2013-03-22T23:33:55</dc:date>
    <meta:editing-duration>PT7S</meta:editing-duration>
    <meta:editing-cycles>7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49" meta:word-count="394" meta:character-count="2342" meta:non-whitespace-character-count="1990"/>
  </office:meta>
</office:document-meta>
</file>